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Stroop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ionTimeStringSimpleStroop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eStroop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ionTimeStringSimpleStroop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ackAns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ackReaction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ancedStroop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ionTimeStringAdvancedStroop</text:p>
          </table:table-cell>
          <table:table-cell/>
          <table:table-cell office:value-type="string" calcext:value-type="string">
            <text:p>from answers into outfile '/home/sck/sample/dataTests.csv'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Szczot</meta:initial-creator>
    <meta:creation-date>2016-01-15T13:31:44.679802236</meta:creation-date>
    <dc:date>2016-01-15T13:36:59.724638227</dc:date>
    <dc:creator>Marcin Szczot</dc:creator>
    <meta:editing-duration>PT5M15S</meta:editing-duration>
    <meta:editing-cycles>2</meta:editing-cycles>
    <meta:generator>LibreOffice/5.0.2.2$Linux_X86_64 LibreOffice_project/00m0$Build-2</meta:generator>
    <meta:document-statistic meta:table-count="1" meta:cell-count="19" meta:object-count="0"/>
  </office:meta>
</office:document-meta>
</file>